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61cm"/>
    </style:style>
    <style:style style:name="co2" style:family="table-column">
      <style:table-column-properties fo:break-before="auto" style:column-width="4.08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6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3cm" fo:break-before="auto" style:use-optimal-row-height="true"/>
    </style:style>
    <style:style style:name="ta1" style:family="table" style:master-page-name="PageStyle_5f_matches_5f_table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tches_tabl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office:value-type="string">
            <text:p>company_name</text:p>
          </table:table-cell>
          <table:table-cell office:value-type="string">
            <text:p>inspire_name</text:p>
          </table:table-cell>
          <table:table-cell office:value-type="string">
            <text:p>insp_sipp</text:p>
          </table:table-cell>
          <table:table-cell office:value-type="string">
            <text:p>park</text:p>
          </table:table-cell>
          <table:table-cell table:number-columns-repeated="1020"/>
        </table:table-row>
        <table:table-row table:style-name="ro1">
          <table:table-cell office:value-type="string">
            <text:p>Evolute I-JOY</text:p>
          </table:table-cell>
          <table:table-cell table:number-columns-repeated="1023"/>
        </table:table-row>
        <table:table-row table:style-name="ro1">
          <table:table-cell office:value-type="string">
            <text:p>Renault Logan</text:p>
          </table:table-cell>
          <table:table-cell office:value-type="string">
            <text:p>Volkswagen POLO </text:p>
          </table:table-cell>
          <table:table-cell office:value-type="string">
            <text:p>EDM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Hyundai Solaris</text:p>
          </table:table-cell>
          <table:table-cell office:value-type="string">
            <text:p>E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Peugeot 408</text:p>
          </table:table-cell>
          <table:table-cell office:value-type="string">
            <text:p>Kia Optima</text:p>
          </table:table-cell>
          <table:table-cell office:value-type="string">
            <text:p>SD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Renault Duster MT</text:p>
          </table:table-cell>
          <table:table-cell table:number-columns-repeated="1023"/>
        </table:table-row>
        <table:table-row table:style-name="ro1">
          <table:table-cell office:value-type="string">
            <text:p>Hyundai Creta</text:p>
          </table:table-cell>
          <table:table-cell office:value-type="string">
            <text:p>Hyundai Creta</text:p>
          </table:table-cell>
          <table:table-cell office:value-type="string">
            <text:p>EG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Haval Jolion</text:p>
          </table:table-cell>
          <table:table-cell office:value-type="string">
            <text:p>Nissan Qashqai</text:p>
          </table:table-cell>
          <table:table-cell office:value-type="string">
            <text:p>I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yundai Creta NEW</text:p>
          </table:table-cell>
          <table:table-cell office:value-type="string">
            <text:p>Hyundai Creta NEW</text:p>
          </table:table-cell>
          <table:table-cell office:value-type="string">
            <text:p>H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yundai Sonata</text:p>
          </table:table-cell>
          <table:table-cell office:value-type="string">
            <text:p>Kia Optima</text:p>
          </table:table-cell>
          <table:table-cell office:value-type="string">
            <text:p>SD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Haval M6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BMW X1</text:p>
          </table:table-cell>
          <table:table-cell table:number-columns-repeated="1023"/>
        </table:table-row>
        <table:table-row table:style-name="ro1">
          <table:table-cell office:value-type="string">
            <text:p>Nissan X-Trail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Toyota Camry</text:p>
          </table:table-cell>
          <table:table-cell table:number-columns-repeated="1023"/>
        </table:table-row>
        <table:table-row table:style-name="ro1">
          <table:table-cell office:value-type="string">
            <text:p>BMW 520</text:p>
          </table:table-cell>
          <table:table-cell table:number-columns-repeated="1023"/>
        </table:table-row>
        <table:table-row table:style-name="ro1">
          <table:table-cell office:value-type="string">
            <text:p>Hyundai Staria</text:p>
          </table:table-cell>
          <table:table-cell office:value-type="string">
            <text:p>Vw caravelle</text:p>
          </table:table-cell>
          <table:table-cell office:value-type="string">
            <text:p>FVMD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VW Touareg</text:p>
          </table:table-cell>
          <table:table-cell table:number-columns-repeated="1023"/>
        </table:table-row>
        <table:table-row table:style-name="ro1">
          <table:table-cell office:value-type="string">
            <text:p>BMW X5</text:p>
          </table:table-cell>
          <table:table-cell table:number-columns-repeated="1023"/>
        </table:table-row>
        <table:table-row table:style-name="ro1">
          <table:table-cell office:value-type="string">
            <text:p>Сhangan Alsvin / Renault Logan</text:p>
          </table:table-cell>
          <table:table-cell office:value-type="string">
            <text:p>Volkswagen POLO </text:p>
          </table:table-cell>
          <table:table-cell office:value-type="string">
            <text:p>H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Сhery Tiggo 4</text:p>
          </table:table-cell>
          <table:table-cell office:value-type="string">
            <text:p>Hyundai Creta NEW</text:p>
          </table:table-cell>
          <table:table-cell office:value-type="string">
            <text:p>H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Changan UNI-V</text:p>
          </table:table-cell>
          <table:table-cell office:value-type="string">
            <text:p>Hyundai Elantra</text:p>
          </table:table-cell>
          <table:table-cell office:value-type="string">
            <text:p>C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aval F7X / Nissan X-Trail</text:p>
          </table:table-cell>
          <table:table-cell office:value-type="string">
            <text:p>Nissan X-Trai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Volkswagen Caravelle</text:p>
          </table:table-cell>
          <table:table-cell office:value-type="string">
            <text:p>Volkswagen Caravelle</text:p>
          </table:table-cell>
          <table:table-cell office:value-type="string">
            <text:p>FVMD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Haval M6 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yundai Sonata VIII</text:p>
          </table:table-cell>
          <table:table-cell office:value-type="string">
            <text:p>Kia Optima</text:p>
          </table:table-cell>
          <table:table-cell office:value-type="string">
            <text:p>SD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Haval F7X <text:s/>4WD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aval F7 4WD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aval Dargo 4WD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Kia K5</text:p>
          </table:table-cell>
          <table:table-cell office:value-type="string">
            <text:p>Kia Optima</text:p>
          </table:table-cell>
          <table:table-cell office:value-type="string">
            <text:p>SD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Hyundai Sonata VIII 2.5</text:p>
          </table:table-cell>
          <table:table-cell office:value-type="string">
            <text:p>Kia Optima</text:p>
          </table:table-cell>
          <table:table-cell office:value-type="string">
            <text:p>SD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Hyundai Creta II АТ 2.0</text:p>
          </table:table-cell>
          <table:table-cell office:value-type="string">
            <text:p>Hyundai Creta NEW</text:p>
          </table:table-cell>
          <table:table-cell office:value-type="string">
            <text:p>H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Geely Coolray</text:p>
          </table:table-cell>
          <table:table-cell office:value-type="string">
            <text:p>Hyundai Creta NEW</text:p>
          </table:table-cell>
          <table:table-cell office:value-type="string">
            <text:p>H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aval Dargo Tech+ 4WD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yundai Tucson IV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Nissan X-Trail 2.5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Toyota Camry AT XV70</text:p>
          </table:table-cell>
          <table:table-cell table:number-columns-repeated="1023"/>
        </table:table-row>
        <table:table-row table:style-name="ro1">
          <table:table-cell office:value-type="string">
            <text:p>Hyundai H-1 AT</text:p>
          </table:table-cell>
          <table:table-cell office:value-type="string">
            <text:p>Volkswagen Caravelle</text:p>
          </table:table-cell>
          <table:table-cell office:value-type="string">
            <text:p>FVMD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Hyundai Palisade HT</text:p>
          </table:table-cell>
          <table:table-cell office:value-type="string">
            <text:p>Volkswagen Caravelle</text:p>
          </table:table-cell>
          <table:table-cell office:value-type="string">
            <text:p>FVMD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Genesis GV80</text:p>
          </table:table-cell>
          <table:table-cell table:number-columns-repeated="1023"/>
        </table:table-row>
        <table:table-row table:style-name="ro1">
          <table:table-cell office:value-type="string">
            <text:p>Volkswagen Polo MT Promo</text:p>
          </table:table-cell>
          <table:table-cell office:value-type="string">
            <text:p>Volkswagen Polo</text:p>
          </table:table-cell>
          <table:table-cell office:value-type="string">
            <text:p>EDM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Volkswagen Polo АТ Promo</text:p>
          </table:table-cell>
          <table:table-cell office:value-type="string">
            <text:p>Volkswagen Polo</text:p>
          </table:table-cell>
          <table:table-cell office:value-type="string">
            <text:p>H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yundai Solaris II Promo</text:p>
          </table:table-cell>
          <table:table-cell office:value-type="string">
            <text:p>Hyundai Solaris</text:p>
          </table:table-cell>
          <table:table-cell office:value-type="string">
            <text:p>E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yundai Solaris R II АТ Promo</text:p>
          </table:table-cell>
          <table:table-cell office:value-type="string">
            <text:p>Hyundai Solaris</text:p>
          </table:table-cell>
          <table:table-cell office:value-type="string">
            <text:p>E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Volkswagen Polo VI AT Promo</text:p>
          </table:table-cell>
          <table:table-cell office:value-type="string">
            <text:p>Volkswagen Polo</text:p>
          </table:table-cell>
          <table:table-cell office:value-type="string">
            <text:p>H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yundai Creta AT Promo</text:p>
          </table:table-cell>
          <table:table-cell office:value-type="string">
            <text:p>Hyundai Creta </text:p>
          </table:table-cell>
          <table:table-cell office:value-type="string">
            <text:p>EG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Renault Kaptur AT Promo</text:p>
          </table:table-cell>
          <table:table-cell office:value-type="string">
            <text:p>Hyundai Creta NEW</text:p>
          </table:table-cell>
          <table:table-cell office:value-type="string">
            <text:p>H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Renault Arkana AT Promo</text:p>
          </table:table-cell>
          <table:table-cell office:value-type="string">
            <text:p>Hyundai Creta NEW</text:p>
          </table:table-cell>
          <table:table-cell office:value-type="string">
            <text:p>H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yundai Creta II AT Promo</text:p>
          </table:table-cell>
          <table:table-cell office:value-type="string">
            <text:p>Hyundai Creta NEW</text:p>
          </table:table-cell>
          <table:table-cell office:value-type="string">
            <text:p>H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aval Jolion AT Promo</text:p>
          </table:table-cell>
          <table:table-cell office:value-type="string">
            <text:p>Nissan Qashqai</text:p>
          </table:table-cell>
          <table:table-cell office:value-type="string">
            <text:p>I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Geely Coolray Promo</text:p>
          </table:table-cell>
          <table:table-cell office:value-type="string">
            <text:p>Nissan Qashqai</text:p>
          </table:table-cell>
          <table:table-cell office:value-type="string">
            <text:p>I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aval F7 AT Promo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yundai Sonata AT Promo</text:p>
          </table:table-cell>
          <table:table-cell office:value-type="string">
            <text:p>Kia Optima</text:p>
          </table:table-cell>
          <table:table-cell office:value-type="string">
            <text:p>SD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Omoda C5 AT Promo</text:p>
          </table:table-cell>
          <table:table-cell office:value-type="string">
            <text:p>Nissan Qashqai</text:p>
          </table:table-cell>
          <table:table-cell office:value-type="string">
            <text:p>I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Chery Tiggo 7 PRO MAX Promo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Exeed LX Promo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Mercedes GLA Promo</text:p>
          </table:table-cell>
          <table:table-cell table:number-columns-repeated="1023"/>
        </table:table-row>
        <table:table-row table:style-name="ro1">
          <table:table-cell office:value-type="string">
            <text:p>Exeed TXL Promo</text:p>
          </table:table-cell>
          <table:table-cell table:number-columns-repeated="1023"/>
        </table:table-row>
        <table:table-row table:style-name="ro1">
          <table:table-cell office:value-type="string">
            <text:p>Hyundai Solaris II AT</text:p>
          </table:table-cell>
          <table:table-cell office:value-type="string">
            <text:p>Hyundai Solaris</text:p>
          </table:table-cell>
          <table:table-cell office:value-type="string">
            <text:p>E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Volkswagen Polo АТ</text:p>
          </table:table-cell>
          <table:table-cell office:value-type="string">
            <text:p>Volkswagen Polo</text:p>
          </table:table-cell>
          <table:table-cell office:value-type="string">
            <text:p>H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Kia Rio X-Line AT</text:p>
          </table:table-cell>
          <table:table-cell office:value-type="string">
            <text:p>Hyundai Solaris</text:p>
          </table:table-cell>
          <table:table-cell office:value-type="string">
            <text:p>E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Lada Largus 7 мест MT</text:p>
          </table:table-cell>
          <table:table-cell table:number-columns-repeated="1023"/>
        </table:table-row>
        <table:table-row table:style-name="ro1">
          <table:table-cell office:value-type="string">
            <text:p>Hyundai Solaris R II AT</text:p>
          </table:table-cell>
          <table:table-cell office:value-type="string">
            <text:p>Hyundai Solaris</text:p>
          </table:table-cell>
          <table:table-cell office:value-type="string">
            <text:p>E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Volkswagen Polo VI AT</text:p>
          </table:table-cell>
          <table:table-cell office:value-type="string">
            <text:p>Volkswagen Polo</text:p>
          </table:table-cell>
          <table:table-cell office:value-type="string">
            <text:p>H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yundai Sonata AT</text:p>
          </table:table-cell>
          <table:table-cell office:value-type="string">
            <text:p>Kia Optima</text:p>
          </table:table-cell>
          <table:table-cell office:value-type="string">
            <text:p>SD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Kia Optima IV AT</text:p>
          </table:table-cell>
          <table:table-cell office:value-type="string">
            <text:p>Kia Optima</text:p>
          </table:table-cell>
          <table:table-cell office:value-type="string">
            <text:p>SD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Mercedes C-class (W205)</text:p>
          </table:table-cell>
          <table:table-cell table:number-columns-repeated="1023"/>
        </table:table-row>
        <table:table-row table:style-name="ro1">
          <table:table-cell office:value-type="string">
            <text:p>Mercedes GLA</text:p>
          </table:table-cell>
          <table:table-cell table:number-columns-repeated="1023"/>
        </table:table-row>
        <table:table-row table:style-name="ro1">
          <table:table-cell office:value-type="string">
            <text:p>Renault Duster 4WD AT</text:p>
          </table:table-cell>
          <table:table-cell office:value-type="string">
            <text:p>Hyundai Creta NEW</text:p>
          </table:table-cell>
          <table:table-cell office:value-type="string">
            <text:p>H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yundai Creta AT</text:p>
          </table:table-cell>
          <table:table-cell office:value-type="string">
            <text:p>Hyundai Creta </text:p>
          </table:table-cell>
          <table:table-cell office:value-type="string">
            <text:p>EG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Renault Kaptur AT</text:p>
          </table:table-cell>
          <table:table-cell office:value-type="string">
            <text:p>Hyundai Creta NEW</text:p>
          </table:table-cell>
          <table:table-cell office:value-type="string">
            <text:p>H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Renault Arkana AT</text:p>
          </table:table-cell>
          <table:table-cell office:value-type="string">
            <text:p>Hyundai Creta NEW</text:p>
          </table:table-cell>
          <table:table-cell office:value-type="string">
            <text:p>H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aval Jolion AT</text:p>
          </table:table-cell>
          <table:table-cell office:value-type="string">
            <text:p>Nissan Qashqai</text:p>
          </table:table-cell>
          <table:table-cell office:value-type="string">
            <text:p>I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yundai Creta II AT</text:p>
          </table:table-cell>
          <table:table-cell office:value-type="string">
            <text:p>Hyundai Creta NEW</text:p>
          </table:table-cell>
          <table:table-cell office:value-type="string">
            <text:p>H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Nissan Qashqai II AT</text:p>
          </table:table-cell>
          <table:table-cell office:value-type="string">
            <text:p>Nissan Qashqai</text:p>
          </table:table-cell>
          <table:table-cell office:value-type="string">
            <text:p>I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Kia Sportage AT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aval F7x AT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Jetour Dashing AT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yundai Tucson III AT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Haval F7 AT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Nissan X-Trail AT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Mitsubishi Outlander AT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Geely Atlas PRO</text:p>
          </table:table-cell>
          <table:table-cell table:number-columns-repeated="1023"/>
        </table:table-row>
        <table:table-row table:style-name="ro1">
          <table:table-cell office:value-type="string">
            <text:p>MINI Countryman II</text:p>
          </table:table-cell>
          <table:table-cell table:number-columns-repeated="1023"/>
        </table:table-row>
        <table:table-row table:style-name="ro1">
          <table:table-cell office:value-type="string">
            <text:p>BMW X2 AT (F39)</text:p>
          </table:table-cell>
          <table:table-cell table:number-columns-repeated="1023"/>
        </table:table-row>
        <table:table-row table:style-name="ro1">
          <table:table-cell office:value-type="string">
            <text:p>Chery Tiggo 7 PRO MAX</text:p>
          </table:table-cell>
          <table:table-cell table:number-columns-repeated="1023"/>
        </table:table-row>
        <table:table-row table:style-name="ro1">
          <table:table-cell office:value-type="string">
            <text:p>Exeed LX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MINI Clubman II D</text:p>
          </table:table-cell>
          <table:table-cell table:number-columns-repeated="1023"/>
        </table:table-row>
        <table:table-row table:style-name="ro1">
          <table:table-cell office:value-type="string">
            <text:p>Omoda C5 AT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Chery Tiggo 8 PRO AT</text:p>
          </table:table-cell>
          <table:table-cell table:number-columns-repeated="1023"/>
        </table:table-row>
        <table:table-row table:style-name="ro1">
          <table:table-cell office:value-type="string">
            <text:p>Audi Q3 AT</text:p>
          </table:table-cell>
          <table:table-cell table:number-columns-repeated="1023"/>
        </table:table-row>
        <table:table-row table:style-name="ro1">
          <table:table-cell office:value-type="string">
            <text:p>Mazda CX-5 AT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Toyota RAV4 AT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Exeed TXL</text:p>
          </table:table-cell>
          <table:table-cell table:number-columns-repeated="1023"/>
        </table:table-row>
        <table:table-row table:style-name="ro1">
          <table:table-cell office:value-type="string">
            <text:p>Audi Q5 II AT</text:p>
          </table:table-cell>
          <table:table-cell table:number-columns-repeated="1023"/>
        </table:table-row>
        <table:table-row table:style-name="ro1">
          <table:table-cell office:value-type="string">
            <text:p>Volkswagen Touareg II</text:p>
          </table:table-cell>
          <table:table-cell table:number-columns-repeated="1023"/>
        </table:table-row>
        <table:table-row table:style-name="ro1">
          <table:table-cell office:value-type="string">
            <text:p>BMW X3 III AT (G01)</text:p>
          </table:table-cell>
          <table:table-cell table:number-columns-repeated="1023"/>
        </table:table-row>
        <table:table-row table:style-name="ro1">
          <table:table-cell office:value-type="string">
            <text:p>BMW X4 AT (F26)</text:p>
          </table:table-cell>
          <table:table-cell table:number-columns-repeated="1023"/>
        </table:table-row>
        <table:table-row table:style-name="ro1">
          <table:table-cell office:value-type="string">
            <text:p>Jaguar F-Pace</text:p>
          </table:table-cell>
          <table:table-cell table:number-columns-repeated="1023"/>
        </table:table-row>
        <table:table-row table:style-name="ro1">
          <table:table-cell office:value-type="string">
            <text:p>BMW X4 II AT (G02)</text:p>
          </table:table-cell>
          <table:table-cell table:number-columns-repeated="1023"/>
        </table:table-row>
        <table:table-row table:style-name="ro1">
          <table:table-cell office:value-type="string">
            <text:p>Mercedes GLC (X253)</text:p>
          </table:table-cell>
          <table:table-cell table:number-columns-repeated="1023"/>
        </table:table-row>
        <table:table-row table:style-name="ro1">
          <table:table-cell office:value-type="string">
            <text:p>Mercedes GLC Coupe (C253)</text:p>
          </table:table-cell>
          <table:table-cell table:number-columns-repeated="1023"/>
        </table:table-row>
        <table:table-row table:style-name="ro1">
          <table:table-cell office:value-type="string">
            <text:p>Volvo XC90 II (7 мест)</text:p>
          </table:table-cell>
          <table:table-cell table:number-columns-repeated="1023"/>
        </table:table-row>
        <table:table-row table:style-name="ro1">
          <table:table-cell office:value-type="string">
            <text:p>Volkswagen Touareg III</text:p>
          </table:table-cell>
          <table:table-cell table:number-columns-repeated="1023"/>
        </table:table-row>
        <table:table-row table:style-name="ro1">
          <table:table-cell office:value-type="string">
            <text:p>BMW X6 II AT (F16)</text:p>
          </table:table-cell>
          <table:table-cell table:number-columns-repeated="1023"/>
        </table:table-row>
        <table:table-row table:style-name="ro1">
          <table:table-cell office:value-type="string">
            <text:p>Porsche Macan AT</text:p>
          </table:table-cell>
          <table:table-cell table:number-columns-repeated="1023"/>
        </table:table-row>
        <table:table-row table:style-name="ro1">
          <table:table-cell office:value-type="string">
            <text:p>Porsche Cayenne AT</text:p>
          </table:table-cell>
          <table:table-cell table:number-columns-repeated="1023"/>
        </table:table-row>
        <table:table-row table:style-name="ro1">
          <table:table-cell office:value-type="string">
            <text:p>Exeed VX (7 мест)</text:p>
          </table:table-cell>
          <table:table-cell table:number-columns-repeated="1023"/>
        </table:table-row>
        <table:table-row table:style-name="ro1">
          <table:table-cell office:value-type="string">
            <text:p>Mercedes GLE (W166)</text:p>
          </table:table-cell>
          <table:table-cell table:number-columns-repeated="1023"/>
        </table:table-row>
        <table:table-row table:style-name="ro1">
          <table:table-cell office:value-type="string">
            <text:p>Audi Q7 II S-Line (7 мест)</text:p>
          </table:table-cell>
          <table:table-cell table:number-columns-repeated="1023"/>
        </table:table-row>
        <table:table-row table:style-name="ro1">
          <table:table-cell office:value-type="string">
            <text:p>Mercedes GLE Coupe (C292)</text:p>
          </table:table-cell>
          <table:table-cell table:number-columns-repeated="1023"/>
        </table:table-row>
        <table:table-row table:style-name="ro1">
          <table:table-cell office:value-type="string">
            <text:p>BMW X6 III AT (G06)</text:p>
          </table:table-cell>
          <table:table-cell table:number-columns-repeated="1023"/>
        </table:table-row>
        <table:table-row table:style-name="ro1">
          <table:table-cell office:value-type="string">
            <text:p>BMW X5 IV AT (G05)</text:p>
          </table:table-cell>
          <table:table-cell table:number-columns-repeated="1023"/>
        </table:table-row>
        <table:table-row table:style-name="ro1">
          <table:table-cell office:value-type="string">
            <text:p>Chevrolet Orlando AT</text:p>
          </table:table-cell>
          <table:table-cell table:number-columns-repeated="1023"/>
        </table:table-row>
        <table:table-row table:style-name="ro1">
          <table:table-cell office:value-type="string">
            <text:p>Hyundai Starex H1 AT</text:p>
          </table:table-cell>
          <table:table-cell table:number-columns-repeated="1023"/>
        </table:table-row>
        <table:table-row table:style-name="ro1">
          <table:table-cell office:value-type="string">
            <text:p>Hyundai H-1 Business AT</text:p>
          </table:table-cell>
          <table:table-cell table:number-columns-repeated="1023"/>
        </table:table-row>
        <table:table-row table:style-name="ro1">
          <table:table-cell office:value-type="string">
            <text:p>Mercedes Vito AT (W447)</text:p>
          </table:table-cell>
          <table:table-cell table:number-columns-repeated="1023"/>
        </table:table-row>
        <table:table-row table:style-name="ro1">
          <table:table-cell office:value-type="string">
            <text:p>Hyundai Grand Starex AT</text:p>
          </table:table-cell>
          <table:table-cell table:number-columns-repeated="1023"/>
        </table:table-row>
        <table:table-row table:style-name="ro1">
          <table:table-cell office:value-type="string">
            <text:p>Mercedes V-class (W447)</text:p>
          </table:table-cell>
          <table:table-cell table:number-columns-repeated="1023"/>
        </table:table-row>
        <table:table-row table:style-name="ro1">
          <table:table-cell office:value-type="string">
            <text:p>Genesis G80 AT</text:p>
          </table:table-cell>
          <table:table-cell table:number-columns-repeated="1023"/>
        </table:table-row>
        <table:table-row table:style-name="ro1">
          <table:table-cell office:value-type="string">
            <text:p>Mercedes C-class 4MATIC (W205 R)</text:p>
          </table:table-cell>
          <table:table-cell table:number-columns-repeated="1023"/>
        </table:table-row>
        <table:table-row table:style-name="ro1">
          <table:table-cell office:value-type="string">
            <text:p>Mercedes E-class (W213)</text:p>
          </table:table-cell>
          <table:table-cell table:number-columns-repeated="1023"/>
        </table:table-row>
        <table:table-row table:style-name="ro1">
          <table:table-cell office:value-type="string">
            <text:p>BMW 3-er AT (G20)</text:p>
          </table:table-cell>
          <table:table-cell table:number-columns-repeated="1023"/>
        </table:table-row>
        <table:table-row table:style-name="ro1">
          <table:table-cell office:value-type="string">
            <text:p>BMW 5-er AT (G30)</text:p>
          </table:table-cell>
          <table:table-cell table:number-columns-repeated="1023"/>
        </table:table-row>
        <table:table-row table:style-name="ro1">
          <table:table-cell office:value-type="string">
            <text:p>Mercedes E-class 4MATIC (W213)</text:p>
          </table:table-cell>
          <table:table-cell table:number-columns-repeated="1023"/>
        </table:table-row>
        <table:table-row table:style-name="ro1">
          <table:table-cell office:value-type="string">
            <text:p>Mercedes E-class (W213 R)</text:p>
          </table:table-cell>
          <table:table-cell table:number-columns-repeated="1023"/>
        </table:table-row>
        <table:table-row table:style-name="ro1">
          <table:table-cell office:value-type="string">
            <text:p>Mercedes E-class 4MATIC (W213 R)</text:p>
          </table:table-cell>
          <table:table-cell table:number-columns-repeated="1023"/>
        </table:table-row>
        <table:table-row table:style-name="ro1">
          <table:table-cell office:value-type="string">
            <text:p>Citroen Berlingo MT</text:p>
          </table:table-cell>
          <table:table-cell office:value-type="string">
            <text:p>LADA LARGUS</text:p>
          </table:table-cell>
          <table:table-cell office:value-type="string">
            <text:p>CWM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Mercedes-Benz C180 AMG Coupe</text:p>
          </table:table-cell>
          <table:table-cell table:number-columns-repeated="1023"/>
        </table:table-row>
        <table:table-row table:style-name="ro1">
          <table:table-cell office:value-type="string">
            <text:p>Dodge Challenger</text:p>
          </table:table-cell>
          <table:table-cell table:number-columns-repeated="1023"/>
        </table:table-row>
        <table:table-row table:style-name="ro1">
          <table:table-cell office:value-type="string">
            <text:p>BMW 320d NEW G20 М</text:p>
          </table:table-cell>
          <table:table-cell table:number-columns-repeated="1023"/>
        </table:table-row>
        <table:table-row table:style-name="ro1">
          <table:table-cell office:value-type="string">
            <text:p>VW POLO NEW</text:p>
          </table:table-cell>
          <table:table-cell office:value-type="string">
            <text:p>Volkswagen Polo</text:p>
          </table:table-cell>
          <table:table-cell office:value-type="string">
            <text:p>H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VW Tiguan</text:p>
          </table:table-cell>
          <table:table-cell table:number-columns-repeated="1023"/>
        </table:table-row>
        <table:table-row table:style-name="ro1">
          <table:table-cell office:value-type="string">
            <text:p>BMW X2 NEW</text:p>
          </table:table-cell>
          <table:table-cell table:number-columns-repeated="1023"/>
        </table:table-row>
        <table:table-row table:style-name="ro1">
          <table:table-cell office:value-type="string">
            <text:p>Ford MUSTANG</text:p>
          </table:table-cell>
          <table:table-cell table:number-columns-repeated="1023"/>
        </table:table-row>
        <table:table-row table:style-name="ro1">
          <table:table-cell office:value-type="string">
            <text:p>Hyundai New Solaris sedan</text:p>
          </table:table-cell>
          <table:table-cell office:value-type="string">
            <text:p>Hyundai solaris </text:p>
          </table:table-cell>
          <table:table-cell office:value-type="string">
            <text:p>E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Skoda Kodiaq</text:p>
          </table:table-cell>
          <table:table-cell table:number-columns-repeated="1023"/>
        </table:table-row>
        <table:table-row table:style-name="ro1">
          <table:table-cell office:value-type="string">
            <text:p>VW Polo sedan</text:p>
          </table:table-cell>
          <table:table-cell office:value-type="string">
            <text:p>Volkswagen Polo</text:p>
          </table:table-cell>
          <table:table-cell office:value-type="string">
            <text:p>H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BMW X1 sDrive18i NEW</text:p>
          </table:table-cell>
          <table:table-cell table:number-columns-repeated="1023"/>
        </table:table-row>
        <table:table-row table:style-name="ro1">
          <table:table-cell office:value-type="string">
            <text:p>Mercedes-Benz A200 NEW</text:p>
          </table:table-cell>
          <table:table-cell table:number-columns-repeated="1023"/>
        </table:table-row>
        <table:table-row table:style-name="ro1">
          <table:table-cell office:value-type="string">
            <text:p>BMW 118i NEW</text:p>
          </table:table-cell>
          <table:table-cell table:number-columns-repeated="1023"/>
        </table:table-row>
        <table:table-row table:style-name="ro1">
          <table:table-cell office:value-type="string">
            <text:p>Hyundai Elantra NEW</text:p>
          </table:table-cell>
          <table:table-cell office:value-type="string">
            <text:p>Hyundai Elantra </text:p>
          </table:table-cell>
          <table:table-cell office:value-type="string">
            <text:p>C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BMW 520D G30</text:p>
          </table:table-cell>
          <table:table-cell table:number-columns-repeated="1023"/>
        </table:table-row>
        <table:table-row table:style-name="ro1">
          <table:table-cell office:value-type="string">
            <text:p>Hyundai Tucson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Citroen Spacetourer NEW</text:p>
          </table:table-cell>
          <table:table-cell table:number-columns-repeated="1023"/>
        </table:table-row>
        <table:table-row table:style-name="ro1">
          <table:table-cell office:value-type="string">
            <text:p>Nissan Xtrail 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BMW 218i Active Tourer</text:p>
          </table:table-cell>
          <table:table-cell table:number-columns-repeated="1023"/>
        </table:table-row>
        <table:table-row table:style-name="ro1">
          <table:table-cell office:value-type="string">
            <text:p>Kia New Rio sedan</text:p>
          </table:table-cell>
          <table:table-cell office:value-type="string">
            <text:p>Hyundai solaris </text:p>
          </table:table-cell>
          <table:table-cell office:value-type="string">
            <text:p>E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Mini Cooper</text:p>
          </table:table-cell>
          <table:table-cell table:number-columns-repeated="1023"/>
        </table:table-row>
        <table:table-row table:style-name="ro1">
          <table:table-cell office:value-type="string">
            <text:p>Kia Sportage NEW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Toyota Corolla</text:p>
          </table:table-cell>
          <table:table-cell office:value-type="string">
            <text:p>Hyundai Elantra </text:p>
          </table:table-cell>
          <table:table-cell office:value-type="string">
            <text:p>C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Toyota Camry NEW</text:p>
          </table:table-cell>
          <table:table-cell table:number-columns-repeated="1023"/>
        </table:table-row>
        <table:table-row table:style-name="ro1">
          <table:table-cell office:value-type="string">
            <text:p>Mazda 6</text:p>
          </table:table-cell>
          <table:table-cell office:value-type="string">
            <text:p>Kia Optima</text:p>
          </table:table-cell>
          <table:table-cell office:value-type="string">
            <text:p>SD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Hyundai Solaris sedan</text:p>
          </table:table-cell>
          <table:table-cell office:value-type="string">
            <text:p>Hyundai solaris </text:p>
          </table:table-cell>
          <table:table-cell office:value-type="string">
            <text:p>E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Nissan Qashqai</text:p>
          </table:table-cell>
          <table:table-cell office:value-type="string">
            <text:p>Nissan Qashqai</text:p>
          </table:table-cell>
          <table:table-cell office:value-type="string">
            <text:p>I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BMW 316</text:p>
          </table:table-cell>
          <table:table-cell table:number-columns-repeated="1023"/>
        </table:table-row>
        <table:table-row table:style-name="ro1">
          <table:table-cell office:value-type="string">
            <text:p>Kia Sportage SLS</text:p>
          </table:table-cell>
          <table:table-cell office:value-type="string">
            <text:p>Nissan X-trail</text:p>
          </table:table-cell>
          <table:table-cell office:value-type="string">
            <text:p>XF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Mercedes-Benz CLA200</text:p>
          </table:table-cell>
          <table:table-cell table:number-columns-repeated="1023"/>
        </table:table-row>
        <table:table-row table:style-name="ro1">
          <table:table-cell office:value-type="string">
            <text:p>Skoda Rapid </text:p>
          </table:table-cell>
          <table:table-cell office:value-type="string">
            <text:p>Volkswagen Polo</text:p>
          </table:table-cell>
          <table:table-cell office:value-type="string">
            <text:p>H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BMW 116i</text:p>
          </table:table-cell>
          <table:table-cell table:number-columns-repeated="1023"/>
        </table:table-row>
        <table:table-row table:style-name="ro1">
          <table:table-cell office:value-type="string">
            <text:p>Kia Rio</text:p>
          </table:table-cell>
          <table:table-cell office:value-type="string">
            <text:p>Hyundai solaris </text:p>
          </table:table-cell>
          <table:table-cell office:value-type="string">
            <text:p>E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Chevrolet Cruze sedan</text:p>
          </table:table-cell>
          <table:table-cell office:value-type="string">
            <text:p>Hyundai Elantra </text:p>
          </table:table-cell>
          <table:table-cell office:value-type="string">
            <text:p>C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BMW 520i</text:p>
          </table:table-cell>
          <table:table-cell table:number-columns-repeated="1023"/>
        </table:table-row>
        <table:table-row table:style-name="ro1">
          <table:table-cell office:value-type="string">
            <text:p>Skoda Yeti</text:p>
          </table:table-cell>
          <table:table-cell office:value-type="string">
            <text:p>Hyundai Creta </text:p>
          </table:table-cell>
          <table:table-cell office:value-type="string">
            <text:p>EG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Ford Mondeo</text:p>
          </table:table-cell>
          <table:table-cell office:value-type="string">
            <text:p>Kia Optima</text:p>
          </table:table-cell>
          <table:table-cell office:value-type="string">
            <text:p>SD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Jaguar XE</text:p>
          </table:table-cell>
          <table:table-cell table:number-columns-repeated="1023"/>
        </table:table-row>
        <table:table-row table:style-name="ro1">
          <table:table-cell office:value-type="string">
            <text:p>Mercedes-Benz Е200</text:p>
          </table:table-cell>
          <table:table-cell table:number-columns-repeated="1023"/>
        </table:table-row>
        <table:table-row table:style-name="ro1">
          <table:table-cell office:value-type="string">
            <text:p>Renault Duster 4х4</text:p>
          </table:table-cell>
          <table:table-cell office:value-type="string">
            <text:p>Hyundai Creta </text:p>
          </table:table-cell>
          <table:table-cell office:value-type="string">
            <text:p>EG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Mercedes-Benz С klasse</text:p>
          </table:table-cell>
          <table:table-cell table:number-columns-repeated="1023"/>
        </table:table-row>
        <table:table-row table:style-name="ro1">
          <table:table-cell office:value-type="string">
            <text:p>Renault Kaptur</text:p>
          </table:table-cell>
          <table:table-cell office:value-type="string">
            <text:p>Hyundai Creta </text:p>
          </table:table-cell>
          <table:table-cell office:value-type="string">
            <text:p>EG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2">
          <table:table-cell office:value-type="string">
            <text:p>Lada</text:p>
            <text:p><text:s text:c="2"/>Vesta</text:p>
          </table:table-cell>
          <table:table-cell table:number-columns-repeated="1023"/>
        </table:table-row>
        <table:table-row table:style-name="ro1">
          <table:table-cell office:value-type="string">
            <text:p>Mercedes-Benz GLC 220 d 4matic</text:p>
          </table:table-cell>
          <table:table-cell table:number-columns-repeated="1023"/>
        </table:table-row>
        <table:table-row table:style-name="ro1">
          <table:table-cell office:value-type="string">
            <text:p>Hyundai i40</text:p>
          </table:table-cell>
          <table:table-cell office:value-type="string">
            <text:p>Kia Optima</text:p>
          </table:table-cell>
          <table:table-cell office:value-type="string">
            <text:p>SD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BMW Х3 NEW</text:p>
          </table:table-cell>
          <table:table-cell table:number-columns-repeated="1023"/>
        </table:table-row>
        <table:table-row table:style-name="ro1">
          <table:table-cell office:value-type="string">
            <text:p>Kia Cerato NEW</text:p>
          </table:table-cell>
          <table:table-cell office:value-type="string">
            <text:p>Hyundai Elantra </text:p>
          </table:table-cell>
          <table:table-cell office:value-type="string">
            <text:p>C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Kia Ceed</text:p>
          </table:table-cell>
          <table:table-cell office:value-type="string">
            <text:p>Hyundai Elantra </text:p>
          </table:table-cell>
          <table:table-cell office:value-type="string">
            <text:p>C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Mercedes-Benz А180</text:p>
          </table:table-cell>
          <table:table-cell table:number-columns-repeated="1023"/>
        </table:table-row>
        <table:table-row table:style-name="ro1">
          <table:table-cell office:value-type="string">
            <text:p>Kia Ceed SW NEW</text:p>
          </table:table-cell>
          <table:table-cell office:value-type="string">
            <text:p>Hyundai Elantra </text:p>
          </table:table-cell>
          <table:table-cell office:value-type="string">
            <text:p>C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Audi A3 sedan</text:p>
          </table:table-cell>
          <table:table-cell table:number-columns-repeated="1023"/>
        </table:table-row>
        <table:table-row table:style-name="ro1">
          <table:table-cell office:value-type="string">
            <text:p>VW Golf</text:p>
          </table:table-cell>
          <table:table-cell table:number-columns-repeated="1023"/>
        </table:table-row>
        <table:table-row table:style-name="ro1">
          <table:table-cell office:value-type="string">
            <text:p>Kia Ceed NEW</text:p>
          </table:table-cell>
          <table:table-cell table:number-columns-repeated="1023"/>
        </table:table-row>
        <table:table-row table:style-name="ro1">
          <table:table-cell office:value-type="string">
            <text:p>Toyota CH R</text:p>
          </table:table-cell>
          <table:table-cell office:value-type="string">
            <text:p>Hyundai Creta NEW</text:p>
          </table:table-cell>
          <table:table-cell office:value-type="string">
            <text:p>HG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Nissan Almera</text:p>
          </table:table-cell>
          <table:table-cell office:value-type="string">
            <text:p>Skoda Octavia</text:p>
          </table:table-cell>
          <table:table-cell office:value-type="string">
            <text:p>CD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Audi Q3</text:p>
          </table:table-cell>
          <table:table-cell table:number-columns-repeated="1023"/>
        </table:table-row>
        <table:table-row table:style-name="ro1">
          <table:table-cell office:value-type="string">
            <text:p>Chevrolet Aveo sedan</text:p>
          </table:table-cell>
          <table:table-cell office:value-type="string">
            <text:p>Hyundai solaris </text:p>
          </table:table-cell>
          <table:table-cell office:value-type="string">
            <text:p>EDAR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office:value-type="string">
            <text:p>VW Beetle</text:p>
          </table:table-cell>
          <table:table-cell table:number-columns-repeated="1023"/>
        </table:table-row>
        <table:table-row table:style-name="ro1">
          <table:table-cell office:value-type="string">
            <text:p>Skoda Octavia</text:p>
          </table:table-cell>
          <table:table-cell office:value-type="string">
            <text:p>Skoda Octavia</text:p>
          </table:table-cell>
          <table:table-cell office:value-type="string">
            <text:p>CDAR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office:value-type="string">
            <text:p>BMW X7 M Sport</text:p>
          </table:table-cell>
          <table:table-cell table:number-columns-repeated="1023"/>
        </table:table-row>
        <table:table-row table:style-name="ro1">
          <table:table-cell office:value-type="string">
            <text:p>Mercedes-Benz Maybach S450</text:p>
          </table:table-cell>
          <table:table-cell table:number-columns-repeated="1023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</number:number-style>
    <number:number-style style:name="N8106" number:language="ru" number:country="RU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</number:number-style>
    <number:number-style style:name="N8108" number:language="ru" number:country="RU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ru" number:country="RU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ru" number:country="RU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ru" number:country="RU">
      <number:text> - </number:text>
    </number:number-style>
    <number:text-style style:name="N8110" number:language="ru" number:country="RU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ru" number:country="RU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ru" number:country="RU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ru" number:country="RU">
      <number:text> -</number:text>
      <number:number number:decimal-places="0" number:min-integer-digits="0"/>
      <number:text> </number:text>
    </number:number-style>
    <number:text-style style:name="N8111" number:language="ru" number:country="RU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ru" number:country="RU">
      <number:minutes number:style="long"/>
      <number:text>:</number:text>
      <number:seconds number:style="long"/>
    </number:time-style>
    <number:time-style style:name="N811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ru" number:country="RU">
      <number:minutes number:style="long"/>
      <number:text>:</number:text>
      <number:seconds number:style="long" number:decimal-places="1"/>
    </number:time-style>
    <number:number-style style:name="N8115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7">17.01.2024</text:date>, <text:time>18:5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tches_5f_table" style:display-name="PageStyle_matches_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7T18:54:13</dc:date>
    <dc:creator>Piphagor Fckklubb</dc:creator>
    <meta:generator>OpenOffice/4.1.15$Unix OpenOffice.org_project/4115m2$Build-9813</meta:generator>
    <meta:editing-duration>PT44S</meta:editing-duration>
    <meta:editing-cycles>1</meta:editing-cycles>
    <meta:document-statistic meta:table-count="1" meta:cell-count="488" meta:object-count="0"/>
  </office:meta>
</office:document-meta>
</file>